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נכנסתי )s%(&quot;)" office:value-type="string" office:string-value="(%s) יתסנכנ" calcext:value-type="string">
            <text:p>(%s) יתסנכנ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יצאתי )s%(&quot;)" office:value-type="string" office:string-value="(%s) יתאצי" calcext:value-type="string">
            <text:p>(%s) יתאצי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</text:p>
          </table:table-cell>
          <table:table-cell table:formula="of:=STRREV(&quot;הרווחתי }1{}0{&quot;)" office:value-type="string" office:string-value="{0}{1} יתחוורה" calcext:value-type="string">
            <text:p>{0}{1} יתחוורה</text:p>
          </table:table-cell>
          <table:table-cell office:value-type="string" calcext:value-type="string">
            <text:p>Заработано {0} {1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table:number-columns-repeated="2" office:value-type="string" calcext:value-type="string">
            <text:p>Smart deduction from salary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Умный вычет из зарплаты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Валовой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Почасовая зарплата</text:p>
          </table:table-cell>
        </table:table-row>
        <table:table-row table:style-name="ro1">
          <table:table-cell table:number-columns-repeated="2" office:value-type="string" calcext:value-type="string">
            <text:p>Travel /m</text:p>
          </table:table-cell>
          <table:table-cell table:formula="of:=STRREV(&quot;נסיעות לחודש&quot;)" office:value-type="string" office:string-value="שדוחל תועיסנ" calcext:value-type="string">
            <text:p>שדוחל תועיסנ</text:p>
          </table:table-cell>
          <table:table-cell office:value-type="string" calcext:value-type="string">
            <text:p>Путешествие в месяц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6-26T23:38:39.940000000</dc:date>
    <meta:editing-duration>P1DT17H31M27S</meta:editing-duration>
    <meta:editing-cycles>120</meta:editing-cycles>
    <meta:generator>LibreOffice/7.3.4.2$Windows_X86_64 LibreOffice_project/728fec16bd5f605073805c3c9e7c4212a0120dc5</meta:generator>
    <meta:document-statistic meta:table-count="1" meta:cell-count="464" meta:object-count="0"/>
  </office:meta>
</office:document-meta>
</file>